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style:font-style-asian="normal" style:font-style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5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font-name-asian="Times New Roman1" style:font-name-complex="Times New Roman1"/>
    </style:style>
    <style:style style:name="T20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normal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5cm" draw:z-index="0"><draw:image xlink:href="../../odt/images/300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екторный уси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51cm" draw:z-index="0"><draw:image xlink:href="../../odt/images/300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функцию умножения (усиления) мгновенных значений элементов входного </text:span><text:span text:style-name="T8">векторного</text:span><text:span text:style-name="T2"> сигнала на соответствующие элементы заданного </text:span><text:span text:style-name="T8">векторного</text:span><text:span text:style-name="T2"> коэффициента усиления</text:span><text:span text:style-name="T3">:</text:span></text:p>
            <text:p text:style-name="P4"><text:span text:style-name="T2"><draw:frame draw:style-name="fr3" draw:name="Объект5" text:anchor-type="as-char" svg:width="5.001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10">где </text:span><text:span text:style-name="T10"><draw:frame draw:style-name="fr3" draw:name="Объект12" text:anchor-type="as-char" svg:width="1.182cm" svg:height="0.621cm" draw:z-index="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–</text:span><text:span text:style-name="T12"> i-</text:span><text:span text:style-name="T19">ый элемент выходного </text:span><text:span text:style-name="T20">векторного</text:span><text:span text:style-name="T19"> сигнала блока</text:span><text:span text:style-name="T19"><draw:frame draw:style-name="fr3" draw:name="Объект13" text:anchor-type="as-char" svg:width="1.087cm" svg:height="0.564cm" draw:z-index="0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;</text:span></text:p>
            <text:p text:style-name="Text_20_body"><text:span text:style-name="T5"><draw:frame draw:style-name="fr3" draw:name="Объект8" text:anchor-type="as-char" svg:width="1.148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5">–</text:span><text:span text:style-name="T3"> i-</text:span><text:span text:style-name="T5">ый элемент входного сигнала</text:span><text:span text:style-name="T5"><draw:frame draw:style-name="fr3" draw:name="Объект10" text:anchor-type="as-char" svg:width="1.201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5">,</text:span><text:span text:style-name="T5"><draw:frame draw:style-name="fr3" draw:name="Объект11" text:anchor-type="as-char" svg:width="1.131cm" svg:height="0.549cm" draw:z-index="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– </text:span><text:span text:style-name="T5">размерность входа и выхода,</text:span><text:span text:style-name="T5"><draw:frame draw:style-name="fr3" draw:name="Объект1" text:anchor-type="as-char" svg:width="0.58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5">– </text:span><text:span text:style-name="T3">i-</text:span><text:span text:style-name="T5">ый элемент вектора коэффициентов усиления</text:span><text:span text:style-name="T5"><draw:frame draw:style-name="fr3" draw:name="Объект7" text:anchor-type="as-char" svg:width="0.485cm" svg:height="0.623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      <text:p text:style-name="Text_20_body">Размерность выхода равна размерности входа и вектора коэффициентов усиления.</text:p>
            <text:p text:style-name="Text_20_body"><text:span text:style-name="T7">Свойства</text:span>:</text:p>
            <text:list xml:id="list4158936027588612647" text:style-name="L1">
              <text:list-item>
                <text:p text:style-name="P8">Вектор коэффициентов усиления — вектор коэффициентов усиления<draw:frame draw:style-name="fr3" draw:name="Объект3" text:anchor-type="as-char" svg:width="3.221cm" svg:height="0.728cm" draw:z-index="0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Text_20_body"><text:span text:style-name="T24">Примеры</text:span> заполнения <text:span text:style-name="T1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2">Числов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ектор коэффициентов усиления</text:p>
                </table:table-cell>
                <table:table-cell table:style-name="Таблица1.B3" office:value-type="float" office:value="40604">
                  <text:p text:style-name="P7">[2, 5, -2.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Именованное</text:span><text:span text:style-name="T24"> задание </text:span><text:span text:style-name="T6">свойств</text:span><text:span text:style-name="T2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ектор коэффициентов усиления</text:p>
                </table:table-cell>
                <table:table-cell table:style-name="Таблица1.B6" office:value-type="string">
                  <text:p text:style-name="P7">[k1, k2, k3, k4]</text:p>
                </table:table-cell>
              </table:table-row>
            </table:table>
            <text:p text:style-name="Text_20_body"><text:span text:style-name="T9">Примечани</text:span><text:span text:style-name="T22">я</text:span>:</text:p>
            <text:list xml:id="list216865279088997120" text:style-name="L2">
              <text:list-item>
                <text:p text:style-name="P9">Размерность выходного сигнала равна размерности входного сигнала и размерности вектора коэффициентов усиления.</text:p>
              </text:list-item>
              <text:list-item>
                <text:p text:style-name="P10"><text:span text:style-name="T11">Именованн</text:span><text:span text:style-name="T18">ые</text:span><text:span text:style-name="T11"> свойств</text:span><text:span text:style-name="T18">а</text:span><text:span text:style-name="T11"> </text:span><text:span text:style-name="T18">задаются</text:span><text:span text:style-name="T11"> как </text:span><text:span text:style-name="T21">локальные</text:span><text:span text:style-name="T13"> </text:span><text:span text:style-name="T23">переменные</text:span><text:span text:style-name="T13"> модели (или субмодели) во вкладке </text:span><text:span text:style-name="T16">Параметры</text:span><text:span text:style-name="T13"> или как </text:span><text:span text:style-name="T23">глобальные</text:span><text:span text:style-name="T13"> сигнал</text:span><text:span text:style-name="T23">ы</text:span><text:span text:style-name="T13"> проекта при </text:span><text:span text:style-name="T13">помощи пункта главного меню </text:span><text:span text:style-name="T16">Графика</text:span><text:span text:style-name="T13"> </text:span><text:span text:style-name="T14">→</text:span><text:span text:style-name="T15"> </text:span><text:span text:style-name="T17">Сигналы</text:span><text:span text:style-name="T13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ый усилитель</dc:title>
    <dc:date>2012-03-30T21:11:55.92</dc:date>
    <meta:generator>OpenOffice_Beta/4.1.0$Win32 OpenOffice.org_project/410m14$Build-9760</meta:generator>
    <meta:editing-duration>PT2H24M56S</meta:editing-duration>
    <meta:editing-cycles>52</meta:editing-cycles>
    <meta:document-statistic meta:table-count="2" meta:image-count="2" meta:object-count="9" meta:page-count="2" meta:paragraph-count="28" meta:word-count="160" meta:character-count="117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n</mn>
      </mrow>
    </mrow>
    <annotation encoding="StarMath 5.0">y_i(t) = k_i cdot u_{i}(t), ~ i=1...n</annotation>
  </semantics>
</math>
</file>

<file path=Object 10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</annotation>
  </semantics>
</math>
</file>

<file path=Object 11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5/content.xml><?xml version="1.0" encoding="utf-8"?>
<math xmlns="http://www.w3.org/1998/Math/MathML">
  <semantics>
    <mrow>
      <msub>
        <mi>k</mi>
        <mrow>
          <mi>i</mi>
        </mrow>
      </msub>
    </mrow>
    <annotation encoding="StarMath 5.0">k_{i}</annotation>
  </semantics>
</math>
</file>

<file path=Object 6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n</mi>
            </msub>
          </mrow>
        </mfenced>
      </mrow>
    </mrow>
    <annotation encoding="StarMath 5.0">vec{k} = left [ k_1 , k_2 ... k_n right ]</annotation>
  </semantics>
</math>
</file>

<file path=Object 7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vec{k}</annotation>
  </semantics>
</math>
</file>

<file path=Object 8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